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ML File</text:p>
      <text:p text:style-name="P2">Structure and Syntax:</text:p>
      <text:p text:style-name="Standard">Comment: &lt;!-- txt to be commented --&gt;</text:p>
      <text:p text:style-name="Standard">Task formatting (more variables can be added to the tags just a start):</text:p>
      <text:p text:style-name="Standard">&lt;TASK_LIST&gt;</text:p>
      <text:p text:style-name="Standard"><text:tab/>&lt;task name= “task_name” taskFile = “path_to_taskFile” <text:s/>type = “main”&gt; </text:p>
      <text:p text:style-name="Standard"><text:tab/><text:tab/>&lt;task name = “subTask_name” taskFile = “path_to_taskFile” <text:s/>type = <text:tab/><text:tab/><text:tab/><text:tab/><text:tab/>“sub/backup/background?<text:tab/>(priorty)”&gt; &lt;/task&gt;</text:p>
      <text:p text:style-name="Standard"><text:tab/>&lt;/task&gt;</text:p>
      <text:p text:style-name="Standard">&lt;/TASK_LIST&gt;</text:p>
      <text:p text:style-name="Standard"/>
      <text:p text:style-name="Standard">&lt;MAP&gt;</text:p>
      <text:p text:style-name="Standard"><text:tab/>&lt;Obj name = “obj_name” x= “1” y= “2” z = “3”&gt;</text:p>
      <text:p text:style-name="Standard"><text:tab/><text:tab/>&lt;size height = “20” width = “10” length = “10”&gt; &lt;/size&gt;</text:p>
      <text:p text:style-name="Standard"><text:tab/>&lt;/Obj&gt;</text:p>
      <text:p text:style-name="Standard">&lt;/MAP&gt;</text:p>
      <text:p text:style-name="Standard"><text:tab/>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az Oman</meta:initial-creator>
    <meta:creation-date>2013-11-07T16:31:58</meta:creation-date>
    <dc:date>2013-11-07T21:06:59</dc:date>
    <dc:creator>Faraz Oman</dc:creator>
    <meta:editing-duration>PT1H4M30S</meta:editing-duration>
    <meta:editing-cycles>1</meta:editing-cycles>
    <meta:document-statistic meta:table-count="0" meta:image-count="0" meta:object-count="0" meta:page-count="1" meta:paragraph-count="15" meta:word-count="75" meta:character-count="479" meta:non-whitespace-character-count="400"/>
    <meta:generator>LibreOffice/3.5$Linux_X86_64 LibreOffice_project/350m1$Build-2</meta:generator>
  </office:meta>
</office:document-meta>
</file>